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3283" officeooo:paragraph-rsid="0012328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23283" officeooo:paragraph-rsid="0012328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type="double" style:text-underline-width="auto" style:text-underline-color="font-color" fo:font-weight="bold" officeooo:rsid="00123283" officeooo:paragraph-rsid="0012328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type="double" style:text-underline-width="auto" style:text-underline-color="font-color" fo:font-weight="bold" officeooo:rsid="00131f9e" officeooo:paragraph-rsid="00131f9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on SCP/SSH</text:p>
      <text:p text:style-name="P1"><text:span text:style-name="T1"/></text:p>
      <text:p text:style-name="P1"><text:span text:style-name="T1"/></text:p>
      <text:p text:style-name="P2"><text:span text:style-name="T1">Can be used to access things remotely</text:span></text:p>
      <text:p text:style-name="P2"><text:span text:style-name="T1"/></text:p>
      <text:p text:style-name="P2"><text:span text:style-name="T1">Command format: </text:span></text:p>
      <text:p text:style-name="P2"><text:span text:style-name="T1"/></text:p>
      <text:p text:style-name="P2"><text:span text:style-name="T1">scp [[user]@src_host]:srcpath <text:s/></text:span></text:p>
      <text:p text:style-name="P2"><text:span text:style-name="T1"/></text:p>
      <text:p text:style-name="P2"><text:span text:style-name="T1">[[user]@dest_host]:destpath</text:span></text:p>
      <text:p text:style-name="P2"><text:span text:style-name="T1"/></text:p>
      <text:p text:style-name="P2"><text:span text:style-name="T1">ssh </text:span><text:a xlink:type="simple" xlink:href="mailto:userid@xx.xx.xx.xx" text:style-name="Internet_20_link" text:visited-style-name="Visited_20_Internet_20_Link"><text:span text:style-name="T1">userid@xx.xx.xx.xx</text:span></text:a></text:p>
      <text:p text:style-name="P2"><text:span text:style-name="T1"/></text:p>
      <text:p text:style-name="P2"><text:span text:style-name="T1">ssh </text:span><text:a xlink:type="simple" xlink:href="mailto:userid@path" text:style-name="Internet_20_link" text:visited-style-name="Visited_20_Internet_20_Link"><text:span text:style-name="T1">userid@path</text:span></text:a></text:p>
      <text:p text:style-name="P2"><text:span text:style-name="T1"/></text:p>
      <text:p text:style-name="P3"><text:span text:style-name="T1"/></text:p>
      <text:p text:style-name="P4">rsync is an alternative to scp</text:p>
      <text:p text:style-name="P4"><text:span text:style-name="T2"/></text:p>
      <text:p text:style-name="P4"><text:span text:style-name="T2">checks for changes and differences; only transfers the differences</text:span></text:p>
      <text:p text:style-name="P4"><text:span text:style-name="T2"/></text:p>
      <text:p text:style-name="P4"><text:span text:style-name="T2">Comamand format:</text:span></text:p>
      <text:p text:style-name="P4"><text:span text:style-name="T2"/></text:p>
      <text:p text:style-name="P4"><text:span text:style-name="T2">rsync </text:span><text:a xlink:type="simple" xlink:href="mailto:user@src_host" text:style-name="Internet_20_link" text:visited-style-name="Visited_20_Internet_20_Link">user@src_host</text:a><text:span text:style-name="T2">:destinationPath</text:span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10:26:50.179137963</meta:creation-date>
    <dc:date>2021-09-03T10:32:28.739226886</dc:date>
    <meta:editing-duration>PT5M3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38" meta:character-count="311" meta:non-whitespace-character-count="281"/>
  </office:meta>
</office:document-meta>
</file>